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ab33" officeooo:paragraph-rsid="001bab33"/>
    </style:style>
    <style:style style:name="P2" style:family="paragraph" style:parent-style-name="Standard">
      <style:text-properties fo:font-weight="bold" officeooo:rsid="001ecd83" officeooo:paragraph-rsid="001ecd83" style:font-weight-asian="bold" style:font-weight-complex="bold"/>
    </style:style>
    <style:style style:name="P3" style:family="paragraph" style:parent-style-name="Standard">
      <style:text-properties fo:font-weight="bold" officeooo:rsid="002072c7" officeooo:paragraph-rsid="002072c7" style:font-weight-asian="bold" style:font-weight-complex="bold"/>
    </style:style>
    <style:style style:name="P4" style:family="paragraph" style:parent-style-name="Standard">
      <style:text-properties fo:font-size="13pt" fo:font-weight="bold" officeooo:rsid="001bab33" officeooo:paragraph-rsid="001bab33" style:font-size-asian="13pt" style:font-weight-asian="bold" style:font-size-complex="13pt" style:font-weight-complex="bold"/>
    </style:style>
    <style:style style:name="P5" style:family="paragraph" style:parent-style-name="Standard">
      <style:text-properties fo:font-size="13pt" fo:font-weight="normal" officeooo:rsid="001bab33" officeooo:paragraph-rsid="001bab33" style:font-size-asian="13pt" style:font-weight-asian="normal" style:font-size-complex="13pt" style:font-weight-complex="normal"/>
    </style:style>
    <style:style style:name="P6" style:family="paragraph" style:parent-style-name="Standard">
      <style:text-properties fo:font-size="13pt" fo:font-weight="normal" officeooo:paragraph-rsid="001ecd83"/>
    </style:style>
    <style:style style:name="P7" style:family="paragraph" style:parent-style-name="Standard">
      <style:text-properties fo:font-weight="normal" officeooo:rsid="001ecd83" officeooo:paragraph-rsid="001ecd83" style:font-weight-asian="normal" style:font-weight-complex="normal"/>
    </style:style>
    <style:style style:name="P8" style:family="paragraph" style:parent-style-name="Standard">
      <style:text-properties fo:font-size="13pt" fo:font-weight="normal" officeooo:rsid="001bab33" officeooo:paragraph-rsid="001ecd83" style:font-size-asian="13pt" style:font-weight-asian="normal" style:font-size-complex="13pt" style:font-weight-complex="normal"/>
    </style:style>
    <style:style style:name="P9" style:family="paragraph" style:parent-style-name="Standard">
      <style:text-properties fo:font-weight="normal" officeooo:rsid="002072c7" officeooo:paragraph-rsid="002072c7" style:font-weight-asian="normal" style:font-weight-complex="normal"/>
    </style:style>
    <style:style style:name="P10" style:family="paragraph" style:parent-style-name="Standard">
      <style:text-properties fo:font-weight="normal" officeooo:rsid="0022aecc" officeooo:paragraph-rsid="0022aecc" style:font-weight-asian="normal" style:font-weight-complex="normal"/>
    </style:style>
    <style:style style:name="P11" style:family="paragraph" style:parent-style-name="Standard">
      <style:text-properties fo:font-weight="bold" officeooo:rsid="0022aecc" officeooo:paragraph-rsid="0022aecc" style:font-weight-asian="bold" style:font-weight-complex="bold"/>
    </style:style>
    <style:style style:name="T1" style:family="text">
      <style:text-properties officeooo:rsid="001d2abb"/>
    </style:style>
    <style:style style:name="T2" style:family="text">
      <style:text-properties fo:font-variant="normal" fo:text-transform="none" fo:color="#222222" loext:opacity="100%" style:font-name="Arial" fo:font-size="12pt" fo:letter-spacing="normal" fo:font-style="normal"/>
    </style:style>
    <style:style style:name="T3" style:family="text">
      <style:text-properties fo:font-variant="normal" fo:text-transform="none" fo:color="#222222" loext:opacity="100%" style:font-name="Arial" fo:font-size="12pt" fo:letter-spacing="normal" fo:font-style="normal" officeooo:rsid="001ecd83"/>
    </style:style>
    <style:style style:name="T4" style:family="text">
      <style:text-properties fo:font-variant="normal" fo:text-transform="none" fo:color="#222222" loext:opacity="100%" style:font-name="Arial" fo:font-size="12pt" fo:letter-spacing="normal" fo:font-style="normal" officeooo:rsid="0022aecc"/>
    </style:style>
    <style:style style:name="T5" style:family="text">
      <style:text-properties officeooo:rsid="001bab33" style:font-size-asian="13pt" style:font-weight-asian="normal" style:font-size-complex="13pt" style:font-weight-complex="normal"/>
    </style:style>
    <style:style style:name="T6" style:family="text">
      <style:text-properties officeooo:rsid="001ecd83" style:font-size-asian="13pt" style:font-weight-asian="normal" style:font-size-complex="13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Vorbereitet für Bewerbungsgespräch:</text:p>
      <text:p text:style-name="P1"/>
      <text:p text:style-name="P1"/>
      <text:p text:style-name="P1"/>
      <text:p text:style-name="P4">1-Erzä<text:span text:style-name="T1">h</text:span>len Sie <text:span text:style-name="T1">uns </text:span><text:s/><text:span text:style-name="T1">von </text:span><text:s/>Ihre<text:span text:style-name="T1">n </text:span><text:s/>Erfahrungen <text:span text:style-name="T1">in der Webentwicklung:</text:span></text:p>
      <text:p text:style-name="P4"/>
      <text:p text:style-name="P6"><text:span text:style-name="T5">Nachdem ich den Deutschkurs beendet hatte. </text:span><text:span text:style-name="T3">Ich </text:span><text:span text:style-name="T4">habe gerade </text:span><text:span text:style-name="T2"><text:s/>eine 1-jährige Vollzeit-Weiterbildung der Webentwicklung am DCI (Digital Career Institute) absolviert.</text:span><text:span text:style-name="T5"> </text:span></text:p>
      <text:p text:style-name="P6"><text:span text:style-name="T5">D</text:span><text:span text:style-name="T6">a</text:span><text:span text:style-name="T5"> haben wir gelernt, wie man mit HTML, CSS, Javascript und der React-Bibliothek schnell und einfach Webseiten erstellt.</text:span></text:p>
      <text:p text:style-name="P8"><text:s/>Außerdem habe ich während des Kurses mehrere anspruchsvolle Projekte erstellt,</text:p>
      <text:p text:style-name="P5">Vier meiner Kollegen und ich haben ein großes Projekt namens Let's Do fertiggestellt. <text:s/>Dieses Projekt macht es dem Benutzer leicht, seinen Zeitplan mit der Aufgabenliste auf der Seite zu organisieren und seine Arbeit mit einem Zeitplan zu organisieren, zu dem er seine Arbeit hinzufügen und sie genau organisieren kann. In diesem Projekt kann der Benutzer seine Notizen schreiben und speichern. <text:s/>Sie können sich das Projekt auf meinem Github ansehen.</text:p>
      <text:p text:style-name="P5">Ich freue mich auf größere Projekte, vor allem in großen und renommierten Unternehmen wie dem Ihren.</text:p>
      <text:p text:style-name="P4"/>
      <text:p text:style-name="P4">2- was macht man als Webentwickler?</text:p>
      <text:p text:style-name="P1">Der Webentwickler (auch: Web Developer, System Developer, Web-Entwickler) plant und programmiert webbasierte Anwendungen und auch Websites. Dies kann etwa ein Online-Shop, ein Portalsystem oder eine mobile Applikation sein.</text:p>
      <text:p text:style-name="P1"/>
      <text:p text:style-name="P1"/>
      <text:p text:style-name="P2">3- Wie sehen Sie Ihre Zukunft im Bereich der Webentwicklung?</text:p>
      <text:p text:style-name="P7">Ich glaube, dass ich in diesem Bereich erfolgreich sein werde, zumal es sich hier um ein Meer von Informationen handelt, die sich ständig weiterentwickeln, aber was mir fehlt, ist die Möglichkeit, ausreichend Erfahrung in einem großen Unternehmen zu sammeln. </text:p>
      <text:p text:style-name="P7"/>
      <text:p text:style-name="P3">4- Was planen Sie in diesem Bereich?</text:p>
      <text:p text:style-name="P9"><text:s/>Mein Plan ist es, Erfahrungen zu sammeln und dann ein großes Projekt zu entwickeln, wie z.B. eine App, die für alle nützlich ist. <text:s/>Im Moment habe ich noch kein konkretes Projekt im Kopf, aber ich versuche, ein passendes Projekt zu finden.</text:p>
      <text:p text:style-name="P9"/>
      <text:p text:style-name="P11">5-Was sind ihre Stärken?</text:p>
      <text:p text:style-name="P10">Meine Stärken liegen darin, dass ich versuche, die besten Lösungen und die einfachsten Wege zu finden. Aber es ist auch wichtig, und ich betrachte es als eine meiner Stärken, dass ich gerne mit einem Team zusammenarbeite, so dass jeder seine Ideen einbringen kann und wir durch die Ideen, die wir finden, zu Lösungen kommen.</text:p>
      <text:p text:style-name="P10"/>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3:51:59.604285513</meta:creation-date>
    <dc:date>2023-05-23T14:55:56.400331985</dc:date>
    <meta:editing-duration>PT39M45S</meta:editing-duration>
    <meta:editing-cycles>3</meta:editing-cycles>
    <meta:generator>LibreOffice/7.3.7.2$Linux_X86_64 LibreOffice_project/30$Build-2</meta:generator>
    <meta:document-statistic meta:table-count="0" meta:image-count="0" meta:object-count="0" meta:page-count="1" meta:paragraph-count="15" meta:word-count="334" meta:character-count="2214" meta:non-whitespace-character-count="1883"/>
  </office:meta>
</office:document-meta>
</file>